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table:style-name="ce1" office:value-type="string" calcext:value-type="string">
            <text:p>Display</text:p>
          </table:table-cell>
          <table:table-cell table:style-name="ce1"/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Raspberry Pi Pico</text:p>
          </table:table-cell>
          <table:table-cell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V3_E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SPI data input (MOSI)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P15</text:p>
          </table:table-cell>
          <table:table-cell office:value-type="string" calcext:value-type="string">
            <text:p>SPI1_TX</text:p>
          </table:table-cell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SPI clock input (SCLK)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P14</text:p>
          </table:table-cell>
          <table:table-cell office:value-type="string" calcext:value-type="string">
            <text:p>SPI1_SCK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hip selection (low active)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P13</text:p>
          </table:table-cell>
          <table:table-cell office:value-type="string" calcext:value-type="string">
            <text:p>SP1_Csn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ata/Command control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P12</text:p>
          </table:table-cell>
          <table:table-cell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P11</text:p>
          </table:table-cell>
          <table:table-cell/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Backlight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N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4T10:53:39.856000000</meta:creation-date>
    <dc:date>2022-03-14T11:21:46.783000000</dc:date>
    <meta:editing-duration>PT7M46S</meta:editing-duration>
    <meta:editing-cycles>1</meta:editing-cycles>
    <meta:document-statistic meta:table-count="1" meta:cell-count="38" meta:object-count="0"/>
    <meta:generator>LibreOffice/6.4.6.2$Windows_X86_64 LibreOffice_project/0ce51a4fd21bff07a5c061082cc82c5ed232f115</meta:generator>
  </office:meta>
</office:document-meta>
</file>